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AC767CE43B94789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="solid" draw:fill-color="#ffffff" draw:opacity="75%" draw:auto-grow-height="true" fo:min-height="2.3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 style:list-style-name="L3">
      <style:graphic-properties draw:fill-color="#ffffff" draw:textarea-vertical-align="top"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solid" draw:fill-color="#ffffff" draw:opacity="75%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9.8cm" svg:height="2.363cm" svg:x="9.6cm" svg:y="8.4cm" presentation:class="subtitle" presentation:user-transformed="true">
          <draw:text-box>
            <text:p text:style-name="P1"><text:span text:style-name="T1">Space Lan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Aims and progress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3">
              <text:list-item>
                <text:p text:style-name="P4">Main goal is to have a working exhibit that kids can interact with at outreach events, controlled by a joystick, allowing you to lower the lander where you want it.</text:p>
              </text:list-item>
              <text:list-item>
                <text:p text:style-name="P4">Currently have keyboard control, but can read from the joystick. </text:p>
              </text:list-item>
              <text:list-item>
                <text:p text:style-name="P4">The next step is converting string length to xyz coordinates and moving to set points, then moving around based on joystick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rther Goal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ount a kinect above the landing area, and land in a safe spot on a 3d printed surface (similar to how geography uses a kinect to show contour lines)</text:p>
              </text:list-item>
              <text:list-item>
                <text:p>If well received a scaled up version (5*5*10m)(to be used with the outreach mars terrain and pioneer robo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500000002D0AC767CE43B94789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ffffff" draw:opacity="75%" draw:fill-image-width="0cm" draw:fill-image-height="0cm" draw:auto-grow-height="false" draw:fit-to-size="shrink-to-fit" draw:shadow-opacity="75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solid" draw:fill-color="#ffffff" draw:opacity="75%" draw:fill-image-width="0cm" draw:fill-image-height="0cm" draw:textarea-vertical-align="middle" draw:shadow-opacity="75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ffff" draw:opacity="75%" draw:fill-image-width="0cm" draw:fill-image-height="0cm" draw:textarea-vertical-align="middle" draw:shadow-opacity="75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2:09:47.045398250</meta:creation-date>
    <dc:date>2018-03-20T17:07:45.194725390</dc:date>
    <meta:editing-duration>PT1H52M13S</meta:editing-duration>
    <meta:editing-cycles>1</meta:editing-cycles>
    <meta:document-statistic meta:object-count="32"/>
    <meta:generator>LibreOffice/5.1.6.2$Linux_X86_64 LibreOffice_project/10m0$Build-2</meta:generator>
  </office:meta>
</office:document-meta>
</file>